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9335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1.8547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4.5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 Analysis Logistics Example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ce3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Variant 1: </text:p>
          </table:table-cell>
          <table:table-cell office:value-type="string" calcext:value-type="string">
            <text:p>carton board with kraft paper, lorry delivery and rerouting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Variant 2: </text:p>
          </table:table-cell>
          <table:table-cell office:value-type="string" calcext:value-type="string">
            <text:p>carton board with kraft paper, bike delivery and rerouting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Variant 3:</text:p>
          </table:table-cell>
          <table:table-cell office:value-type="string" calcext:value-type="string">
            <text:p>carton board and kraft paper, bike delivery and rerouting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Variant 4:</text:p>
          </table:table-cell>
          <table:table-cell office:value-type="string" calcext:value-type="string">
            <text:p>currogated box, kraft paper, bike delivery and rerouting</text:p>
          </table:table-cell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scenario a: variant 1 with reduced rerouting probability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race Cost: </text:p>
          </table:table-cell>
          <table:table-cell table:style-name="ce1" office:value-type="float" office:value="0.0000931061000000001" calcext:value-type="float">
            <text:p>9.31E-05</text:p>
          </table:table-cell>
          <table:table-cell table:style-name="ce1" office:value-type="float" office:value="0.0000907738000000002" calcext:value-type="float">
            <text:p>9.08E-05</text:p>
          </table:table-cell>
          <table:table-cell table:style-name="ce1" office:value-type="float" office:value="-0.00000233229999999993" calcext:value-type="float">
            <text:p>-2.33E-06</text:p>
          </table:table-cell>
          <table:table-cell table:style-name="ce1" office:value-type="float" office:value="-2.50499161709053" calcext:value-type="float">
            <text:p>-2.50E+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ty Costs:</text:p>
          </table:table-cell>
          <table:table-cell table:style-name="ce1" table:number-columns-repeated="2"/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receiv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Ship product</text:p>
          </table:table-cell>
          <table:table-cell table:number-columns-repeated="2" office:value-type="float" office:value="0.00002665" calcext:value-type="float">
            <text:p>2.665E-05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delivered sucessful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Deliver to Door</text:p>
          </table:table-cell>
          <table:table-cell table:number-columns-repeated="2" office:value-type="float" office:value="0.0000139" calcext:value-type="float">
            <text:p>1.3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eturn product</text:p>
          </table:table-cell>
          <table:table-cell table:number-columns-repeated="2" office:value-type="float" office:value="0.00002665" calcext:value-type="float">
            <text:p>2.66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e-route to Packstation</text:p>
          </table:table-cell>
          <table:table-cell office:value-type="float" office:value="0.00000695" calcext:value-type="float">
            <text:p>6.95E-06</text:p>
          </table:table-cell>
          <table:table-cell office:value-type="float" office:value="0.00000695" calcext:value-type="float">
            <text:p>6.9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Package product</text:p>
          </table:table-cell>
          <table:table-cell table:number-columns-repeated="2" office:value-type="float" office:value="0.000002505" calcext:value-type="float">
            <text:p>2.50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Product returned - 0.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Deliver to Packstation</text:p>
          </table:table-cell>
          <table:table-cell table:number-columns-repeated="2" office:value-type="float" office:value="0.0000139" calcext:value-type="float">
            <text:p>1.3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Print and post pick-up receipt</text:p>
          </table:table-cell>
          <table:table-cell office:value-type="float" office:value="0.000003045" calcext:value-type="float">
            <text:p>3.045E-06</text:p>
          </table:table-cell>
          <table:table-cell office:value-type="float" office:value="0.000003045" calcext:value-type="float">
            <text:p>3.045E-06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5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cenario b: <text:span text:style-name="T1">variant 1 to variant 2: replace all lorry deliveries with bike deliveries</text:span>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race Cost: </text:p>
          </table:table-cell>
          <table:table-cell table:style-name="ce1" office:value-type="float" office:value="0.0000922396000000002" calcext:value-type="float">
            <text:p>9.22E-05</text:p>
          </table:table-cell>
          <table:table-cell table:style-name="ce1" office:value-type="float" office:value="0.0000810524000000001" calcext:value-type="float">
            <text:p>8.11E-05</text:p>
          </table:table-cell>
          <table:table-cell table:style-name="ce1" office:value-type="float" office:value="-0.0000111872000000001" calcext:value-type="float">
            <text:p>-1.12E-05</text:p>
          </table:table-cell>
          <table:table-cell table:style-name="ce1" office:value-type="float" office:value="-12.1284133929463" calcext:value-type="float">
            <text:p>-1.21E+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ty Costs:</text:p>
          </table:table-cell>
          <table:table-cell table:style-name="ce1" table:number-columns-repeated="2"/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receiv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Ship product</text:p>
          </table:table-cell>
          <table:table-cell table:number-columns-repeated="2" office:value-type="float" office:value="0.00002665" calcext:value-type="float">
            <text:p>2.665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Product delivered sucessful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Deliver to Door</text:p>
          </table:table-cell>
          <table:table-cell office:value-type="float" office:value="0.0000139" calcext:value-type="float">
            <text:p>1.39E-05</text:p>
          </table:table-cell>
          <table:table-cell office:value-type="float" office:value="0.000007494" calcext:value-type="float">
            <text:p>7.494E-06</text:p>
          </table:table-cell>
          <table:table-cell table:style-name="ce3" office:value-type="float" office:value="-0.00000640599999999999" calcext:value-type="float">
            <text:p>-6.40599999999999E-06</text:p>
          </table:table-cell>
          <table:table-cell table:style-name="ce3" office:value-type="float" office:value="-46.0863309352518" calcext:value-type="float">
            <text:p>-46.0863309352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Return product</text:p>
          </table:table-cell>
          <table:table-cell office:value-type="float" office:value="0.00002665" calcext:value-type="float">
            <text:p>2.665E-05</text:p>
          </table:table-cell>
          <table:table-cell office:value-type="float" office:value="0.00002665" calcext:value-type="float">
            <text:p>2.665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Re-route to Packstation</text:p>
          </table:table-cell>
          <table:table-cell office:value-type="float" office:value="0.00000695" calcext:value-type="float">
            <text:p>6.95E-06</text:p>
          </table:table-cell>
          <table:table-cell office:value-type="float" office:value="0.000003747" calcext:value-type="float">
            <text:p>3.747E-06</text:p>
          </table:table-cell>
          <table:table-cell table:style-name="ce3" office:value-type="float" office:value="-0.000003203" calcext:value-type="float">
            <text:p>-3.203E-06</text:p>
          </table:table-cell>
          <table:table-cell table:style-name="ce3" office:value-type="float" office:value="-46.0863309352518" calcext:value-type="float">
            <text:p>-46.0863309352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Package product</text:p>
          </table:table-cell>
          <table:table-cell table:number-columns-repeated="2" office:value-type="float" office:value="0.000002505" calcext:value-type="float">
            <text:p>2.505E-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Product retur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Deliver to Packstation</text:p>
          </table:table-cell>
          <table:table-cell office:value-type="float" office:value="0.0000139" calcext:value-type="float">
            <text:p>1.39E-05</text:p>
          </table:table-cell>
          <table:table-cell office:value-type="float" office:value="0.000007494" calcext:value-type="float">
            <text:p>7.494E-06</text:p>
          </table:table-cell>
          <table:table-cell table:style-name="ce3" office:value-type="float" office:value="-0.00000640600000000001" calcext:value-type="float">
            <text:p>-6.40600000000001E-06</text:p>
          </table:table-cell>
          <table:table-cell table:style-name="ce3" office:value-type="float" office:value="-46.0863309352518" calcext:value-type="float">
            <text:p>-46.0863309352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Print and post pick-up receipt</text:p>
          </table:table-cell>
          <table:table-cell office:value-type="float" office:value="0.000003045" calcext:value-type="float">
            <text:p>3.045E-06</text:p>
          </table:table-cell>
          <table:table-cell office:value-type="float" office:value="0.000003045" calcext:value-type="float">
            <text:p>3.045E-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ce1" table:number-columns-repeated="4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scenario c: <text:span text:style-name="T1">change packaging material to lower impact (variant 3 to 4), but increase return probability from 10 to 25 percent </text:span></text:p>
          </table:table-cell>
          <table:table-cell table:style-name="Default" table:number-columns-repeated="2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race Cost: </text:p>
          </table:table-cell>
          <table:table-cell table:style-name="ce1" office:value-type="float" office:value="0.0000782308400000001" calcext:value-type="float">
            <text:p>7.82E-05</text:p>
          </table:table-cell>
          <table:table-cell table:style-name="ce1" office:value-type="float" office:value="0.0000834805200000001" calcext:value-type="float">
            <text:p>8.35E-05</text:p>
          </table:table-cell>
          <table:table-cell table:style-name="ce1" office:value-type="float" office:value="0.00000524967999999994" calcext:value-type="float">
            <text:p>5.25E-06</text:p>
          </table:table-cell>
          <table:table-cell table:style-name="ce1" office:value-type="float" office:value="6.7104993376013" calcext:value-type="float">
            <text:p>6.71E+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ty Costs:</text:p>
          </table:table-cell>
          <table:table-cell table:style-name="ce1" table:number-columns-repeated="2"/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receiv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Ship product</text:p>
          </table:table-cell>
          <table:table-cell table:number-columns-repeated="2" office:value-type="float" office:value="0.00002665" calcext:value-type="float">
            <text:p>2.665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oduct delivered sucessful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Deliver to Door</text:p>
          </table:table-cell>
          <table:table-cell office:value-type="float" office:value="0.000007494" calcext:value-type="float">
            <text:p>7.494E-06</text:p>
          </table:table-cell>
          <table:table-cell office:value-type="float" office:value="0.000007494" calcext:value-type="float">
            <text:p>7.494E-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Return product</text:p>
          </table:table-cell>
          <table:table-cell office:value-type="float" office:value="0.00002665" calcext:value-type="float">
            <text:p>2.665E-05</text:p>
          </table:table-cell>
          <table:table-cell office:value-type="float" office:value="0.00002665" calcext:value-type="float">
            <text:p>2.665E-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Re-route to Packstation</text:p>
          </table:table-cell>
          <table:table-cell table:number-columns-repeated="2" office:value-type="float" office:value="0.000003747" calcext:value-type="float">
            <text:p>3.747E-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ackage product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0.0000015295" calcext:value-type="float">
            <text:p>1.5295E-06</text:p>
          </table:table-cell>
          <table:table-cell table:style-name="ce3" office:value-type="float" office:value="-0.000000975499999999999" calcext:value-type="float">
            <text:p>-9.75499999999999E-07</text:p>
          </table:table-cell>
          <table:table-cell table:style-name="ce3" office:value-type="float" office:value="-38.942115768463" calcext:value-type="float">
            <text:p>-38.942115768463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oduct retur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Deliver to Packstation</text:p>
          </table:table-cell>
          <table:table-cell table:number-columns-repeated="2" office:value-type="float" office:value="0.00000749400000000001" calcext:value-type="float">
            <text:p>7.49400000000001E-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int and post pick-up receipt</text:p>
          </table:table-cell>
          <table:table-cell table:number-columns-repeated="2" office:value-type="float" office:value="0.000003045" calcext:value-type="float">
            <text:p>3.045E-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4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4"/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6:21:52.060550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4:56:47.391354161</meta:creation-date>
    <dc:date>2022-06-01T16:44:08.375020420</dc:date>
    <meta:editing-duration>PT3H4M38S</meta:editing-duration>
    <meta:editing-cycles>39</meta:editing-cycles>
    <meta:generator>LibreOffice/6.4.7.2$Linux_X86_64 LibreOffice_project/40$Build-2</meta:generator>
    <meta:document-statistic meta:table-count="1" meta:cell-count="172" meta:object-count="0"/>
  </office:meta>
</office:document-meta>
</file>